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a2b6c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a2b6c" fo:background-color="#fffffe" style:font-weight-asian="normal" style:font-weight-complex="normal"/>
    </style:style>
    <style:style style:name="P3" style:family="paragraph" style:parent-style-name="Preformatted_20_Text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d56a7" fo:background-color="#fffffe" style:font-weight-asian="normal" style:font-weight-complex="normal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dc66b" style:font-weight-asian="normal" style:font-weight-complex="normal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bold" officeooo:rsid="0014e7e3" officeooo:paragraph-rsid="000a2b6c" fo:background-color="#fffffe" style:font-weight-asian="bold" style:font-weight-complex="bold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1" fo:font-size="10.5pt" fo:letter-spacing="normal" fo:font-style="normal" fo:font-weight="normal" officeooo:paragraph-rsid="000a2b6c" fo:background-color="#fffff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a2b6c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b9621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b9621" fo:background-color="#fffffe" style:font-weight-asian="normal" style:font-weight-complex="normal"/>
    </style:style>
    <style:style style:name="P10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b9621" fo:background-color="#fffffe" style:font-weight-asian="normal" style:font-weight-complex="normal"/>
    </style:style>
    <style:style style:name="P11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d56a7" fo:background-color="#fffffe" style:font-weight-asian="normal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a2b6c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dc66b" style:font-weight-asian="normal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76b0e" officeooo:paragraph-rsid="00176b0e" style:font-weight-asian="normal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76b0e" officeooo:paragraph-rsid="0017707c" style:font-weight-asian="normal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1b6513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214368" style:font-weight-asian="bold" style:font-weight-complex="bold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245ed8" style:font-weight-asian="bold" style:font-weight-complex="bold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0a2b6c" style:font-weight-asian="bold" style:font-weight-complex="bold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0dc66b" style:font-weight-asian="bold" style:font-weight-complex="bold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1b6513" style:font-weight-asian="bold" style:font-weight-complex="bold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rsid="00176b0e" officeooo:paragraph-rsid="00176b0e" style:font-weight-asian="bold" style:font-weight-complex="bold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a2b6c" fo:background-color="#fffffe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b9621" fo:background-color="#fffffe"/>
    </style:style>
    <style:style style:name="P25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rsid="0014e7e3" officeooo:paragraph-rsid="000b9621" fo:background-color="#fffffe" style:font-weight-asian="normal" style:font-weight-complex="normal"/>
    </style:style>
    <style:style style:name="P26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rsid="0014e7e3" officeooo:paragraph-rsid="000d56a7" fo:background-color="#fffffe" style:font-weight-asian="normal" style:font-weight-complex="normal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a2b6c" fo:background-color="#fffffe" style:font-weight-asian="normal" style:font-weight-complex="normal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dc66b" fo:background-color="#fffffe" style:font-weight-asian="normal" style:font-weight-complex="normal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rsid="00176b0e" officeooo:paragraph-rsid="00176b0e" fo:background-color="#fffffe" style:font-weight-asian="normal" style:font-weight-complex="normal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dc66b" fo:background-color="#fffffe" style:font-weight-asian="bold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214368" fo:background-color="#fffffe" style:font-weight-asian="bold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a31515" style:font-name="monospace1" fo:font-size="10.5pt" fo:letter-spacing="normal" fo:font-style="normal" fo:font-weight="normal" officeooo:paragraph-rsid="000a2b6c" fo:background-color="#fffffe"/>
    </style:style>
    <style:style style:name="P33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a31515" style:font-name="monospace1" fo:font-size="10.5pt" fo:letter-spacing="normal" fo:font-style="normal" fo:font-weight="normal" officeooo:paragraph-rsid="001b6513" fo:background-color="#fffffe" style:font-weight-asian="bold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212121" style:font-name="monospace" fo:font-size="10.5pt" fo:letter-spacing="normal" fo:font-style="normal" fo:font-weight="bold" officeooo:rsid="00176b0e" officeooo:paragraph-rsid="00176b0e" style:font-weight-asian="bold" style:font-weight-complex="bold"/>
    </style:style>
    <style:style style:name="P35" style:family="paragraph" style:parent-style-name="Preformatted_20_Text">
      <style:paragraph-properties style:line-height-at-least="0.198in"/>
      <style:text-properties officeooo:paragraph-rsid="000b9621"/>
    </style:style>
    <style:style style:name="P36" style:family="paragraph" style:parent-style-name="Preformatted_20_Text">
      <style:paragraph-properties fo:margin-top="0in" fo:margin-bottom="0.1965in" loext:contextual-spacing="false"/>
    </style:style>
    <style:style style:name="P37" style:family="paragraph" style:parent-style-name="Preformatted_20_Text">
      <style:paragraph-properties fo:margin-top="0in" fo:margin-bottom="0.1965in" loext:contextual-spacing="false"/>
      <style:text-properties style:font-name="Monospace" fo:font-size="10.5pt" style:font-size-asian="10.5pt" style:font-size-complex="10.5pt"/>
    </style:style>
    <style:style style:name="P38" style:family="paragraph" style:parent-style-name="Standard">
      <style:paragraph-properties style:line-height-at-least="0.198in"/>
      <style:text-properties fo:color="#a31515" style:font-name="monospace1" fo:font-size="10.5pt" fo:font-weight="normal" officeooo:paragraph-rsid="000b9621" fo:background-color="#fffffe"/>
    </style:style>
    <style:style style:name="P39" style:family="paragraph" style:parent-style-name="Standard">
      <style:text-properties officeooo:paragraph-rsid="000b9621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214368" style:font-weight-asian="bold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2adcef" style:font-weight-asian="bold" style:font-weight-complex="bold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2e656a" style:font-weight-asian="bold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76b0e" officeooo:paragraph-rsid="002e656a" style:font-weight-asian="bold" style:font-weight-complex="bold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2adcef" fo:background-color="#fffffe" style:font-weight-asian="bold" style:font-weight-complex="bold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76b0e" officeooo:paragraph-rsid="0017707c" style:font-weight-asian="normal" style:font-weight-complex="normal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214368" fo:background-color="#fffffe" style:font-weight-asian="bold" style:font-weight-complex="bold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2e656a" fo:background-color="#fffffe" style:font-weight-asian="bold" style:font-weight-complex="bold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214368" style:font-weight-asian="bold" style:font-weight-complex="bold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2e656a" style:font-weight-asian="bold" style:font-weight-complex="bold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color="#212121" style:font-name="monospace" fo:font-size="10.5pt" fo:font-weight="normal" officeooo:paragraph-rsid="00281f07"/>
    </style:style>
    <style:style style:name="P51" style:family="paragraph" style:parent-style-name="Preformatted_20_Text">
      <style:paragraph-properties fo:margin-top="0in" fo:margin-bottom="0.1965in" loext:contextual-spacing="false"/>
    </style:style>
    <style:style style:name="P52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281f07"/>
    </style:style>
    <style:style style:name="P53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2e656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981f" style:font-weight-asian="bold" style:font-weight-complex="bold"/>
    </style:style>
    <style:style style:name="T4" style:family="text">
      <style:text-properties fo:font-weight="bold" fo:background-color="#fffffe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9ba6" style:font-weight-asian="normal" style:font-weight-complex="normal"/>
    </style:style>
    <style:style style:name="T7" style:family="text">
      <style:text-properties fo:font-variant="normal" fo:text-transform="none" fo:color="#212121" style:font-name="monospace" fo:font-size="10.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9" style:family="text">
      <style:text-properties fo:font-variant="normal" fo:text-transform="none" fo:color="#212121" style:font-name="monospace" fo:font-size="10.5pt" fo:letter-spacing="normal" fo:font-style="normal" fo:font-weight="normal" officeooo:rsid="0014e7e3" fo:background-color="#fffffe" loext:char-shading-value="0" style:font-weight-asian="normal" style:font-weight-complex="normal"/>
    </style:style>
    <style:style style:name="T10" style:family="text">
      <style:text-properties fo:font-variant="normal" fo:text-transform="none" fo:color="#212121" style:font-name="monospace" fo:font-size="10.5pt" fo:letter-spacing="normal" fo:font-style="normal" fo:font-weight="normal" fo:background-color="#fffffe" loext:char-shading-value="0" style:font-weight-asian="bold" style:font-weight-complex="bold"/>
    </style:style>
    <style:style style:name="T11" style:family="text">
      <style:text-properties fo:font-variant="normal" fo:text-transform="none" fo:color="#212121" style:font-name="monospace" fo:font-size="10.5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212121" style:font-name="monospace" fo:font-size="10.5pt" fo:letter-spacing="normal" fo:font-style="normal" fo:font-weight="normal" officeooo:rsid="00119ba6" style:font-weight-asian="normal" style:font-weight-complex="normal"/>
    </style:style>
    <style:style style:name="T13" style:family="text">
      <style:text-properties fo:font-variant="normal" fo:text-transform="none" fo:color="#212121" style:font-name="monospace" fo:font-size="10.5pt" fo:letter-spacing="normal" fo:font-style="normal" fo:font-weight="normal" officeooo:rsid="0012db69" style:font-weight-asian="normal" style:font-weight-complex="normal"/>
    </style:style>
    <style:style style:name="T14" style:family="text">
      <style:text-properties fo:font-variant="normal" fo:text-transform="none" fo:color="#212121" style:font-name="monospace" fo:font-size="10.5pt" fo:letter-spacing="normal" fo:font-style="normal" fo:font-weight="normal" officeooo:rsid="00176b0e" style:font-weight-asian="normal" style:font-weight-complex="normal"/>
    </style:style>
    <style:style style:name="T15" style:family="text">
      <style:text-properties fo:font-variant="normal" fo:text-transform="none" fo:letter-spacing="normal" fo:font-style="normal" officeooo:rsid="00281f07" style:font-weight-asian="bold" style:font-weight-complex="bold"/>
    </style:style>
    <style:style style:name="T16" style:family="text">
      <style:text-properties fo:font-variant="normal" fo:text-transform="none" fo:color="#a31515" style:font-name="monospace1" fo:letter-spacing="normal" fo:font-style="normal" officeooo:rsid="00281f07" fo:background-color="#fffffe" loext:char-shading-value="0" style:font-weight-asian="bold" style:font-weight-complex="bold"/>
    </style:style>
    <style:style style:name="T17" style:family="text">
      <style:text-properties officeooo:rsid="000b9621"/>
    </style:style>
    <style:style style:name="T18" style:family="text">
      <style:text-properties style:font-name="Monospace" fo:font-size="10.5pt" style:font-size-asian="10.5pt" style:font-size-complex="10.5pt"/>
    </style:style>
    <style:style style:name="T19" style:family="text">
      <style:text-properties officeooo:rsid="000dc66b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119ba6" style:font-weight-asian="normal" style:font-weight-complex="normal"/>
    </style:style>
    <style:style style:name="T22" style:family="text">
      <style:text-properties officeooo:rsid="000f58c2"/>
    </style:style>
    <style:style style:name="T23" style:family="text">
      <style:text-properties officeooo:rsid="00114595"/>
    </style:style>
    <style:style style:name="T24" style:family="text">
      <style:text-properties officeooo:rsid="00119ba6"/>
    </style:style>
    <style:style style:name="T25" style:family="text">
      <style:text-properties officeooo:rsid="0012db69"/>
    </style:style>
    <style:style style:name="T26" style:family="text">
      <style:text-properties officeooo:rsid="0014981f"/>
    </style:style>
    <style:style style:name="T27" style:family="text">
      <style:text-properties fo:background-color="#fffffe" loext:char-shading-value="0"/>
    </style:style>
    <style:style style:name="T28" style:family="text">
      <style:text-properties fo:color="#a31515" style:font-name="monospace1" fo:background-color="#fffffe" loext:char-shading-value="0"/>
    </style:style>
    <style:style style:name="T29" style:family="text">
      <style:text-properties style:font-name="monospace1" fo:background-color="#fffffe" loext:char-shading-value="0"/>
    </style:style>
    <style:style style:name="T30" style:family="text">
      <style:text-properties fo:color="#000000" style:font-name="monospace1" fo:font-size="10.5pt" fo:font-weight="normal" fo:background-color="#fffff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M25</text:p>
      <text:p text:style-name="P5"/>
      <text:p text:style-name="P2">Average nDCG@10 for 333 queries: 0.361 </text:p>
      <text:p text:style-name="P2">MRR@10 for 333 queries: 0.305 </text:p>
      <text:p text:style-name="P2">Average Precision@1: 0.228</text:p>
      <text:p text:style-name="P2"/>
      <text:p text:style-name="P24">1_pointwise50_128_32_3e6.pt</text:p>
      <text:p text:style-name="P8"/>
      <text:p text:style-name="P8">Average nDCG@10 for 333 queries: 0.41614560492279984 </text:p>
      <text:p text:style-name="P8">MRR@10 for 333 queries: 0.3657907907907908 </text:p>
      <text:p text:style-name="P9">Average Precision@1: 0.2912912912912913</text:p>
      <text:p text:style-name="P2"/>
      <text:p text:style-name="P38">1_pairwisewise50_128_32_3e6_05</text:p>
      <text:p text:style-name="P39"/>
      <text:p text:style-name="P8">Average nDCG@10 for 333 queries: 0.40536723247075324 </text:p>
      <text:p text:style-name="P8">MRR@10 for 333 queries: 0.3471876638543306 </text:p>
      <text:p text:style-name="P9">Average Precision@1: 0.2702702702702703</text:p>
      <text:p text:style-name="P9"/>
      <text:p text:style-name="P38"><text:span text:style-name="T17">1</text:span>_finbert50_128_32_3e6</text:p>
      <text:p text:style-name="P38"/>
      <text:p text:style-name="P35"><text:span text:style-name="T9">Average nDCG@10 for 333 queries: 0.40295986779124165<text:line-break/></text:span><text:span text:style-name="T18">MRR@10 for 333 queries: 0.35503241336574676</text:span></text:p>
      <text:p text:style-name="P37">Average Precision@1: 0.2852852852852853</text:p>
      <text:p text:style-name="P25">1_lm50_128_32_3e6.pt</text:p>
      <text:p text:style-name="P10"/>
      <text:p text:style-name="P10">Average nDCG@10 for 333 queries: 0.4190775115919659 <text:line-break/>MRR@10 for 333 queries: 0.3673614090280758 <text:line-break/>Average Precision@1: 0.2912912912912913</text:p>
      <text:p text:style-name="P10"/>
      <text:p text:style-name="P25">1_ms50_128_32_3e6.pt</text:p>
      <text:p text:style-name="P10"/>
      <text:p text:style-name="P11">Average nDCG@10 for 333 queries: 0.4297163872607129 </text:p>
      <text:p text:style-name="P11">MRR@10 for 333 queries: 0.38137899804566466 </text:p>
      <text:p text:style-name="P11">Average Precision@1: 0.3153153153153153</text:p>
      <text:p text:style-name="P11"/>
      <text:p text:style-name="P26">1_tanda50_128_32_3e6.pt</text:p>
      <text:p text:style-name="P11"/>
      <text:p text:style-name="P3">Average nDCG@10 for 333 queries: 0.43340194548469324</text:p>
      <text:p text:style-name="Preformatted_20_Text">MRR@10 for 333 queries: 0.38958005624672276</text:p>
      <text:p text:style-name="P36">Average Precision@1: 0.3303303303303303</text:p>
      <text:p text:style-name="P11"/>
      <text:p text:style-name="P32"><text:span text:style-name="T23">1</text:span>_pairwise50_256_16_3e6.pt</text:p>
      <text:p text:style-name="P23"/>
      <text:p text:style-name="P6">Average nDCG@10 for 333 queries: 0.3926812701709041 <text:span text:style-name="T25">(0.392)</text:span></text:p>
      <text:p text:style-name="Preformatted_20_Text"/>
      <text:p text:style-name="Preformatted_20_Text">MRR@10 for 333 queries: 0.3444313360980028 <text:span text:style-name="T26">(0.344)</text:span></text:p>
      <text:p text:style-name="Preformatted_20_Text"/>
      <text:p text:style-name="P36">Average Precision@1: 0.27627627627627627 <text:span text:style-name="T26">(0.276)</text:span></text:p>
      <text:p text:style-name="P23">2_pointwise50_256_32_3e6.pt</text:p>
      <text:p text:style-name="P1"><text:span text:style-name="T8"><text:line-break/></text:span><text:span text:style-name="T11">Average nDCG@10 for 333 queries:</text:span><text:span text:style-name="T7"> </text:span><text:span text:style-name="T11">0.44988106030377717 </text:span><text:span text:style-name="T12">(0.4</text:span><text:span text:style-name="T13">50</text:span><text:span text:style-name="T12">)</text:span><text:span text:style-name="T7"><text:line-break/></text:span><text:span text:style-name="T11">MRR@10 for 333 queries:</text:span><text:span text:style-name="T7"> </text:span><text:span text:style-name="T11">0.4116223366223366 </text:span><text:span text:style-name="T12">(0.41</text:span><text:span text:style-name="T13">2</text:span><text:span text:style-name="T12">)</text:span><text:span text:style-name="T7"><text:line-break/></text:span><text:span text:style-name="T9">Average Precision@1: 0</text:span><text:span text:style-name="T5">.348348348348348 </text:span><text:span text:style-name="T6">(0.348)</text:span></text:p>
      <text:p text:style-name="P23">2_finbert50_256_32_3e6</text:p>
      <text:p text:style-name="P7"/>
      <text:p text:style-name="P7">Average nDCG@10 for 333 queries: 0.4458489068403843 <text:span text:style-name="T24">(0.446)</text:span></text:p>
      <text:p text:style-name="P7">MRR@10 for 333 queries: 0.4105045521712188 <text:span text:style-name="T24">(0.411)</text:span></text:p>
      <text:p text:style-name="P7">Average Precision@1: <text:span text:style-name="T20">0.35135135135135137 </text:span><text:span text:style-name="T21">(0.351)</text:span></text:p>
      <text:p text:style-name="P19"/>
      <text:p text:style-name="P27"><text:span text:style-name="T19">3</text:span>_lm50_256_32_3e6.pt</text:p>
      <text:p text:style-name="P12"/>
      <text:p text:style-name="P13">Average nDCG@10 for 333 queries: 0.4621427309348102<text:span text:style-name="T2"> </text:span><text:span text:style-name="T26">(0.462)</text:span></text:p>
      <text:p text:style-name="P13">MRR@10 for 333 queries: 0.4249070499070498 <text:span text:style-name="T26">(0.425)</text:span></text:p>
      <text:p text:style-name="P13">Average Precision@1: 0.3633633633633634 <text:span text:style-name="T26">(0.363)</text:span></text:p>
      <text:p text:style-name="P20"/>
      <text:p text:style-name="P28"><text:span text:style-name="T22">2</text:span>_ms50_256_32_3e6.pt</text:p>
      <text:p text:style-name="P28"/>
      <text:p text:style-name="P4">Average nDCG@10 for 333 queries: <text:span text:style-name="T2">0.46598219250014883 </text:span><text:span text:style-name="T3">(0.466)</text:span></text:p>
      <text:p text:style-name="Preformatted_20_Text"/>
      <text:p text:style-name="Preformatted_20_Text">MRR@10 for 333 queries: 0.4233876733876733 <text:span text:style-name="T26">(0.423)</text:span></text:p>
      <text:p text:style-name="Preformatted_20_Text"/>
      <text:p text:style-name="P36">Average Precision@1: 0.35735735735735735 <text:span text:style-name="T26">(0.357)</text:span></text:p>
      <text:p text:style-name="P30">2_tanda_256_32_3e6.pt</text:p>
      <text:p text:style-name="P20"/>
      <text:p text:style-name="P16">Average nDCG@10 for 333 queries: 0.464160086413685 </text:p>
      <text:p text:style-name="P16">MRR@10 for 333 queries: <text:span text:style-name="T1">0.425651842318509</text:span><text:span text:style-name="T20"> </text:span></text:p>
      <text:p text:style-name="P16">Average Precision@1: <text:span text:style-name="T1">0.3633633633633634</text:span></text:p>
      <text:p text:style-name="P33">2_pointwise50_512_16_3e6.pt</text:p>
      <text:p text:style-name="P21"/>
      <text:p text:style-name="P17">Average nDCG@10 for 333 queries: <text:span text:style-name="T1">0.47267932275759117</text:span> </text:p>
      <text:p text:style-name="P17">MRR@10 for 333 queries: 0.43255040755040747 </text:p>
      <text:p text:style-name="P17">Average Precision@1: 0.3663663663663664</text:p>
      <text:p text:style-name="P17"/>
      <text:p text:style-name="P50"><text:span text:style-name="T16">2</text:span><text:span text:style-name="T28">_finbert50_512_16_3e6.pt</text:span></text:p>
      <text:p text:style-name="P50"><text:span text:style-name="T28"/></text:p>
      <text:p text:style-name="P52"><text:span text:style-name="T30">Average nDCG@10 for 333 queries: 0.4627526856633068</text:span></text:p>
      <text:p text:style-name="Preformatted_20_Text">MRR@10 for 333 queries: 0.43333571666905</text:p>
      <text:p text:style-name="P36">Average Precision@1: 0.37537537537537535</text:p>
      <text:p text:style-name="P31">2_lm50_512_16_3e6.pt</text:p>
      <text:p text:style-name="P31"/>
      <text:p text:style-name="P44">Average nDCG@10 for 333 queries: 0.47726990779355544 </text:p>
      <text:p text:style-name="P44">MRR@10 for 333 queries: 0.43513990180656825 </text:p>
      <text:p text:style-name="P44">Average Precision@1: 0.3663663663663664</text:p>
      <text:p text:style-name="P17"/>
      <text:p text:style-name="P48"><text:span text:style-name="T27">2_ms50_512_16_3e6.pt</text:span></text:p>
      <text:p text:style-name="P48"><text:span text:style-name="T27"/></text:p>
      <text:p text:style-name="P41"><text:span text:style-name="T27">Average nDCG@10 for 333 queries: </text:span><text:span text:style-name="T4">0.4815495702266915</text:span><text:span text:style-name="T27"> </text:span></text:p>
      <text:p text:style-name="P41"><text:span text:style-name="T27">MRR@10 for 333 queries: </text:span><text:span text:style-name="T4">0.4358846942180276</text:span><text:span text:style-name="T27"> </text:span></text:p>
      <text:p text:style-name="P41"><text:span text:style-name="T27">Average Precision@1: 0.3663663663663664</text:span></text:p>
      <text:p text:style-name="P17"/>
      <text:p text:style-name="P31">2_tanda50_512_16_3e6.pt</text:p>
      <text:p text:style-name="P17"/>
      <text:p text:style-name="P18">Average nDCG@10 for 333 queries: 0.46643748195302087 </text:p>
      <text:p text:style-name="P18">MRR@10 for 333 queries: <text:span text:style-name="T20">0.4352221268887935 </text:span></text:p>
      <text:p text:style-name="P18">Average Precision@1: <text:span text:style-name="T1">0.37537537537537535</text:span></text:p>
      <text:p text:style-name="P34">Test Set 500</text:p>
      <text:p text:style-name="P22"/>
      <text:p text:style-name="P29">3_lm50_256_32_3e6.pt</text:p>
      <text:p text:style-name="P14"/>
      <text:p text:style-name="P14">Average nDCG@10 for 333 queries: 0.531137423533 </text:p>
      <text:p text:style-name="P14">MRR@10 for 333 queries: 0.47676009342676 </text:p>
      <text:p text:style-name="P14">Average Precision@1: 0.38738738738738737</text:p>
      <text:p text:style-name="P14"/>
      <text:p text:style-name="P29">2_ms50_256_32_3e6.pt</text:p>
      <text:p text:style-name="P14"/>
      <text:p text:style-name="P15">Average nDCG@10 for 333 queries: 0.53438012153742 </text:p>
      <text:p text:style-name="P15">MRR@10 for 333 queries: 0.4843593593593593 </text:p>
      <text:p text:style-name="P15">Average Precision@1: 0.3993993993993994</text:p>
      <text:p text:style-name="P15"/>
      <text:p text:style-name="P49"><text:span text:style-name="T27">2_ms50_512_16_3e6.pt</text:span></text:p>
      <text:p text:style-name="P49"><text:span text:style-name="T27"/></text:p>
      <text:p text:style-name="P53"><text:span text:style-name="T10">Average nDCG@10 for 333 queries: 0.5473903729766134</text:span></text:p>
      <text:p text:style-name="Preformatted_20_Text">MRR@10 for 333 queries: 0.4995769579102913</text:p>
      <text:p text:style-name="P36">Average Precision@1: 0.4144144144144144</text:p>
      <text:p text:style-name="P47">2_tanda50_512_16_3e6.pt</text:p>
      <text:p text:style-name="P42"/>
      <text:p text:style-name="P53"><text:span text:style-name="T14">Average nDCG@10 for 333 queries: 0.5375196596089445</text:span></text:p>
      <text:p text:style-name="Preformatted_20_Text">MRR@10 for 333 queries: 0.4915606082272748</text:p>
      <text:p text:style-name="P36">Average Precision@1: 0.40540540540540543</text:p>
      <text:p text:style-name="P4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44:38.386334144</meta:creation-date>
    <meta:generator>LibreOffice/6.0.7.3$Linux_X86_64 LibreOffice_project/00m0$Build-3</meta:generator>
    <dc:date>2020-03-30T21:47:26.359279294</dc:date>
    <meta:editing-duration>PT12H30M31S</meta:editing-duration>
    <meta:editing-cycles>35</meta:editing-cycles>
    <meta:document-statistic meta:table-count="0" meta:image-count="0" meta:object-count="0" meta:page-count="4" meta:paragraph-count="84" meta:word-count="348" meta:character-count="3515" meta:non-whitespace-character-count="3226"/>
  </office:meta>
</office:document-meta>
</file>